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North Dakota State (0-2)</text:p>
          </table:table-cell>
          <table:table-cell office:value-type="string">
            <text:p>16</text:p>
          </table:table-cell>
          <table:table-cell office:value-type="string">
            <text:p>26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Arizona State (2-0)</text:p>
          </table:table-cell>
          <table:table-cell office:value-type="string">
            <text:p>25</text:p>
          </table:table-cell>
          <table:table-cell office:value-type="string">
            <text:p>28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33</text:p>
          </table:table-cell>
          <table:table-cell office:value-type="string">
            <text:p>.06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54</text:p>
          </table:table-cell>
          <table:table-cell office:value-type="string">
            <text:p>.11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10</text:p>
          </table:table-cell>
          <table:table-cell office:value-type="string">
            <text:p>42</text:p>
          </table:table-cell>
          <table:table-cell office:value-type="string">
            <text:p>-.048</text:p>
          </table:table-cell>
        </table:table-row>
        <table:table-row>
          <table:table-cell office:value-type="string">
            <text:p>Arizon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27</text:p>
          </table:table-cell>
          <table:table-cell office:value-type="string">
            <text:p>.33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12</text:p>
          </table:table-cell>
          <table:table-cell office:value-type="string">
            <text:p>60</text:p>
          </table:table-cell>
          <table:table-cell office:value-type="string">
            <text:p>.10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39</text:p>
          </table:table-cell>
          <table:table-cell office:value-type="string">
            <text:p>.128</text:p>
          </table:table-cell>
        </table:table-row>
      </table:table>
      <table:table table:name="Sheet 2"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lie Mauch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-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Brianna Rasmusson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.250</text:p>
          </table:table-cell>
          <table:table-cell office:value-type="string">
            <text:p>2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cKenzie Burke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46</text:p>
          </table:table-cell>
          <table:table-cell office:value-type="string">
            <text:p>.02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Alex Erickso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bbi Klos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lla Lien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-.1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Emily Halverson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.08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Alexis Bachmei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Erika Gelzinyte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38</text:p>
          </table:table-cell>
          <table:table-cell office:value-type="string">
            <text:p>.13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ilee McGowa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ikaela Purnell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29</text:p>
          </table:table-cell>
          <table:table-cell office:value-type="string">
            <text:p>23</text:p>
          </table:table-cell>
          <table:table-cell office:value-type="string">
            <text:p>129</text:p>
          </table:table-cell>
          <table:table-cell office:value-type="string">
            <text:p>.047</text:p>
          </table:table-cell>
          <table:table-cell office:value-type="string">
            <text:p>29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55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1.0</text:p>
          </table:table-cell>
        </table:table-row>
      </table:table>
      <table:table table:name="Sheet 3">
        <table:table-row>
          <table:table-cell office:value-type="string">
            <text:p>Arizon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Courtney Leffel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Peytom Grahovac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.37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Carmen Unzue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.067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Shelbie Dobmeier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333</text:p>
          </table:table-cell>
          <table:table-cell office:value-type="string">
            <text:p>3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Halle Hark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Halle John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Oluoma Okaro 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4</text:p>
          </table:table-cell>
          <table:table-cell office:value-type="string">
            <text:p>39</text:p>
          </table:table-cell>
          <table:table-cell office:value-type="string">
            <text:p>.33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1.5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Ivana Jeremic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31</text:p>
          </table:table-cell>
          <table:table-cell office:value-type="string">
            <text:p>.09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Griere Hughes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30</text:p>
          </table:table-cell>
          <table:table-cell office:value-type="string">
            <text:p>-.0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1</text:p>
          </table:table-cell>
          <table:table-cell office:value-type="string">
            <text:p>21</text:p>
          </table:table-cell>
          <table:table-cell office:value-type="string">
            <text:p>126</text:p>
          </table:table-cell>
          <table:table-cell office:value-type="string">
            <text:p>.159</text:p>
          </table:table-cell>
          <table:table-cell office:value-type="string">
            <text:p>40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70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1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